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gif" manifest:full-path="Pictures/1.gif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</office:automatic-styles>
  <office:body>
    <office:text>
      <text:p text:style-name="Title">Pandoc - Demos</text:p>
      <text:p text:style-name="Text_20_body"><text:a xlink:type="simple" xlink:href="http://johnmacfarlane.net/pandoc" office:name=""><text:span text:style-name="Definition"/></text:a> <text:a xlink:type="simple" xlink:href="http://flattr.com/thing/936364/Pandoc" office:name=""><text:span text:style-name="Definition"><draw:frame draw:name="img1" svg:width="93.0pt" svg:height="20.0pt"><draw:image xlink:href="Pictures/0.png" xlink:type="simple" xlink:show="embed" xlink:actuate="onLoad"/></draw:frame></text:span></text:a></text:p>
      <text:p text:style-name="Figure"><draw:frame draw:name="img2" svg:width="0.01042in" svg:height="0.01042in"><draw:image xlink:href="Pictures/1.gif" xlink:type="simple" xlink:show="embed" xlink:actuate="onLoad"/></draw:frame></text:p>
      <text:p text:style-name="Text_20_body">Pandoc   a universal document converter</text:p>
      <text:p text:style-name="Text_20_body">Toggle navigation </text:p>
      <text:list text:style-name="L1">
        <text:list-item>
          <text:p text:style-name="P1"><text:a xlink:type="simple" xlink:href="index.html" office:name=""><text:span text:style-name="Definition">About</text:span></text:a></text:p>
        </text:list-item>
        <text:list-item>
          <text:p text:style-name="P1"><text:a xlink:type="simple" xlink:href="installing.html" office:name=""><text:span text:style-name="Definition">Installing</text:span></text:a></text:p>
        </text:list-item>
        <text:list-item>
          <text:p text:style-name="P1"><text:a xlink:type="simple" xlink:href="getting-started.html" office:name=""><text:span text:style-name="Definition">Getting started</text:span></text:a></text:p>
        </text:list-item>
        <text:list-item>
          <text:p text:style-name="P1"><text:a xlink:type="simple" xlink:href="" office:name=""><text:span text:style-name="Definition">Demos</text:span></text:a></text:p>
          <text:list text:style-name="L2">
            <text:list-item>
              <text:p text:style-name="P2"><text:a xlink:type="simple" xlink:href="try" office:name=""><text:span text:style-name="Definition">Try pandoc online</text:span></text:a></text:p>
            </text:list-item>
            <text:list-item>
              <text:p text:style-name="P2"><text:a xlink:type="simple" xlink:href="demos.html" office:name=""><text:span text:style-name="Definition">Examples</text:span></text:a></text:p>
            </text:list-item>
          </text:list>
        </text:list-item>
        <text:list-item>
          <text:p text:style-name="P1"><text:a xlink:type="simple" xlink:href="" office:name=""><text:span text:style-name="Definition">Documentation</text:span></text:a></text:p>
          <text:list text:style-name="L3">
            <text:list-item>
              <text:p text:style-name="P3"><text:a xlink:type="simple" xlink:href="" office:name=""><text:span text:style-name="Definition">User’s Guide</text:span></text:a></text:p>
              <text:list text:style-name="L4">
                <text:list-item>
                  <text:p text:style-name="P4"><text:a xlink:type="simple" xlink:href="README.html" office:name=""><text:span text:style-name="Definition">HTML</text:span></text:a></text:p>
                </text:list-item>
                <text:list-item>
                  <text:p text:style-name="P4"><text:a xlink:type="simple" xlink:href="README.pdf" office:name=""><text:span text:style-name="Definition">PDF</text:span></text:a></text:p>
                </text:list-item>
              </text:list>
            </text:list-item>
            <text:list-item>
              <text:p text:style-name="P3"><text:a xlink:type="simple" xlink:href="faqs.html" office:name=""><text:span text:style-name="Definition">FAQ</text:span></text:a></text:p>
            </text:list-item>
            <text:list-item>
              <text:p text:style-name="P3"><text:a xlink:type="simple" xlink:href="press.html" office:name=""><text:span text:style-name="Definition">Press</text:span></text:a></text:p>
            </text:list-item>
            <text:list-item>
              <text:p text:style-name="P3"><text:a xlink:type="simple" xlink:href="http://hackage.haskell.org/package/pandoc" office:name=""><text:span text:style-name="Definition">API documentation</text:span></text:a></text:p>
            </text:list-item>
            <text:list-item>
              <text:p text:style-name="P3"><text:a xlink:type="simple" xlink:href="CONTRIBUTING.html" office:name=""><text:span text:style-name="Definition">Contributing</text:span></text:a></text:p>
            </text:list-item>
            <text:list-item>
              <text:p text:style-name="P3"><text:a xlink:type="simple" xlink:href="lists.html" office:name=""><text:span text:style-name="Definition">Mailing lists</text:span></text:a></text:p>
            </text:list-item>
            <text:list-item>
              <text:p text:style-name="P3"><text:a xlink:type="simple" xlink:href="scripting.html" office:name=""><text:span text:style-name="Definition">Scripting</text:span></text:a></text:p>
            </text:list-item>
            <text:list-item>
              <text:p text:style-name="P3"><text:a xlink:type="simple" xlink:href="epub.html" office:name=""><text:span text:style-name="Definition">Making an ebook</text:span></text:a></text:p>
            </text:list-item>
          </text:list>
        </text:list-item>
        <text:list-item>
          <text:p text:style-name="P1"><text:a xlink:type="simple" xlink:href="https://github.com/jgm/pandoc/wiki/Pandoc-Extras" office:name=""><text:span text:style-name="Definition">Extras</text:span></text:a></text:p>
        </text:list-item>
        <text:list-item>
          <text:p text:style-name="P1"><text:a xlink:type="simple" xlink:href="releases.html" office:name=""><text:span text:style-name="Definition">Releases</text:span></text:a></text:p>
        </text:list-item>
      </text:list>
      <text:list text:style-name="L5">
        <text:list-item>
          <text:p text:style-name="P5"><text:a xlink:type="simple" xlink:href="#try-pandoc-online" office:name=""><text:span text:style-name="Definition">Try pandoc online</text:span></text:a></text:p>
        </text:list-item>
        <text:list-item>
          <text:p text:style-name="P5"><text:a xlink:type="simple" xlink:href="#examples" office:name=""><text:span text:style-name="Definition">Examples</text:span></text:a></text:p>
        </text:list-item>
      </text:list>
      <text:h text:style-name="Heading_20_1" text:outline-level="1">Try pandoc online</text:h>
      <text:p text:style-name="First_20_paragraph">You can try pandoc online <text:a xlink:type="simple" xlink:href="http://johnmacfarlane.net/pandoc/try" office:name=""><text:span text:style-name="Definition">here</text:span></text:a>.</text:p>
      <text:h text:style-name="Heading_20_1" text:outline-level="1">Examples</text:h>
      <text:p text:style-name="First_20_paragraph">To see the output created by each of the commands below, click on the name of the output file:</text:p>
      <text:list text:style-name="L6">
        <text:list-item>
          <text:p text:style-name="P6">HTML fragment:</text:p>
          <text:p text:style-name="P7">pandoc README -o example1.html</text:p>
        </text:list-item>
        <text:list-item>
          <text:p text:style-name="P6">Standalone HTML file:</text:p>
          <text:p text:style-name="P8">pandoc -s README -o example2.html</text:p>
        </text:list-item>
        <text:list-item>
          <text:p text:style-name="P6">HTML with smart quotes, table of contents, CSS, and custom footer:</text:p>
          <text:p text:style-name="P9">pandoc -s -S --toc -c pandoc.css -A footer.html README -o example3.html</text:p>
        </text:list-item>
        <text:list-item>
          <text:p text:style-name="P6">LaTeX:</text:p>
          <text:p text:style-name="P10">pandoc -s README -o example4.tex</text:p>
        </text:list-item>
        <text:list-item>
          <text:p text:style-name="P6">From LaTeX to markdown:</text:p>
          <text:p text:style-name="P11">pandoc -s example4.tex -o example5.text</text:p>
        </text:list-item>
        <text:list-item>
          <text:p text:style-name="P6">reStructuredText:</text:p>
          <text:p text:style-name="P12">pandoc -s -t rst --toc README -o example6.text</text:p>
        </text:list-item>
        <text:list-item>
          <text:p text:style-name="P6">Rich text format (RTF):</text:p>
          <text:p text:style-name="P13">pandoc -s README -o example7.rtf</text:p>
        </text:list-item>
        <text:list-item>
          <text:p text:style-name="P6">Beamer slide show:</text:p>
          <text:p text:style-name="P14">pandoc -t beamer SLIDES -o example8.pdf</text:p>
        </text:list-item>
        <text:list-item>
          <text:p text:style-name="P6">DocBook XML:</text:p>
          <text:p text:style-name="P15">pandoc -s -S -t docbook README -o example9.db</text:p>
        </text:list-item>
        <text:list-item>
          <text:p text:style-name="P6">Man page:</text:p>
          <text:p text:style-name="P16">pandoc -s -t man pandoc.1.md -o example10.1</text:p>
        </text:list-item>
        <text:list-item>
          <text:p text:style-name="P6">ConTeXt:</text:p>
          <text:p text:style-name="P17">pandoc -s -t context README -o example11.tex</text:p>
        </text:list-item>
        <text:list-item>
          <text:p text:style-name="P6">Converting a web page to markdown:</text:p>
          <text:p text:style-name="P18">pandoc -s -r html http://www.gnu.org/software/make/ -o example12.text</text:p>
        </text:list-item>
        <text:list-item>
          <text:p text:style-name="P6">From markdown to PDF:</text:p>
          <text:p text:style-name="P19">pandoc README --latex-engine=xelatex -o example13.pdf</text:p>
        </text:list-item>
        <text:list-item>
          <text:p text:style-name="P6">PDF with numbered sections and a custom LaTeX header:</text:p>
          <text:p text:style-name="P20">pandoc -N --template=mytemplate.tex --variable mainfont="Palatino" --variable sansfont="Century Gothic" --variable monofont="Consolas" --variable fontsize=12pt --variable version=1.15.2 README --latex-engine=xelatex --toc -o example14.pdf</text:p>
        </text:list-item>
        <text:list-item>
          <text:p text:style-name="P6">A wiki program using <text:a xlink:type="simple" xlink:href="http://happstack.com" office:name=""><text:span text:style-name="Definition">Happstack</text:span></text:a> and pandoc: <text:a xlink:type="simple" xlink:href="http://gitit.net" office:name=""><text:span text:style-name="Definition">gitit</text:span></text:a></text:p>
        </text:list-item>
        <text:list-item>
          <text:p text:style-name="P6">HTML slide shows:</text:p>
          <text:p text:style-name="P21">pandoc -s --mathml -i -t dzslides SLIDES -o example16a.html</text:p>
          <text:p text:style-name="P22"/>
          <text:p text:style-name="P23">pandoc -s --webtex -i -t slidy SLIDES -o example16b.html</text:p>
          <text:p text:style-name="P24"/>
          <text:p text:style-name="P25">pandoc -s --mathjax -i -t revealjs SLIDES -o example16d.html</text:p>
        </text:list-item>
        <text:list-item>
          <text:p text:style-name="P6">TeX math in HTML:</text:p>
          <text:p text:style-name="P26">pandoc math.text -s -o mathDefault.html</text:p>
          <text:p text:style-name="P27"/>
          <text:p text:style-name="P28">pandoc math.text -s --mathml -o mathMathML.html</text:p>
          <text:p text:style-name="P29"/>
          <text:p text:style-name="P30">pandoc math.text -s --webtex -o mathWebTeX.html</text:p>
          <text:p text:style-name="P31"/>
          <text:p text:style-name="P32">pandoc math.text -s --mathjax -o mathMathJax.html</text:p>
          <text:p text:style-name="P33"/>
          <text:p text:style-name="P34">pandoc math.text -s --latexmathml -o mathLaTeXMathML.html</text:p>
        </text:list-item>
        <text:list-item>
          <text:p text:style-name="P6">Syntax highlighting of delimited code blocks:</text:p>
          <text:p text:style-name="P35">pandoc code.text -s --highlight-style pygments -o example18a.html</text:p>
          <text:p text:style-name="P36"/>
          <text:p text:style-name="P37">pandoc code.text -s --highlight-style kate -o example18b.html</text:p>
          <text:p text:style-name="P38"/>
          <text:p text:style-name="P39">pandoc code.text -s --highlight-style monochrome -o example18c.html</text:p>
          <text:p text:style-name="P40"/>
          <text:p text:style-name="P41">pandoc code.text -s --highlight-style espresso -o example18d.html</text:p>
          <text:p text:style-name="P42"/>
          <text:p text:style-name="P43">pandoc code.text -s --highlight-style haddock -o example18e.html</text:p>
          <text:p text:style-name="P44"/>
          <text:p text:style-name="P45">pandoc code.text -s --highlight-style tango -o example18f.html</text:p>
          <text:p text:style-name="P46"/>
          <text:p text:style-name="P47">pandoc code.text -s --highlight-style zenburn -o example18g.html</text:p>
        </text:list-item>
        <text:list-item>
          <text:p text:style-name="P6">GNU Texinfo, converted to info, HTML, and PDF formats:</text:p>
          <text:p text:style-name="P48">pandoc README -s -o example19.texi</text:p>
          <text:p text:style-name="P49"/>
          <text:p text:style-name="P50">makeinfo --no-validate --force example19.texi -o example19.info</text:p>
          <text:p text:style-name="P51"/>
          <text:p text:style-name="P52">makeinfo --no-validate --force example19.texi --html -o example19</text:p>
          <text:p text:style-name="P53"/>
          <text:p text:style-name="P54">texi2pdf example19.texi <text:s text:c="1"/># produces example19.pdf</text:p>
        </text:list-item>
        <text:list-item>
          <text:p text:style-name="P6">OpenDocument XML:</text:p>
          <text:p text:style-name="P55">pandoc README -s -t opendocument -o example20.xml</text:p>
        </text:list-item>
        <text:list-item>
          <text:p text:style-name="P6">ODT (OpenDocument Text, readable by OpenOffice):</text:p>
          <text:p text:style-name="P56">pandoc README -o example21.odt</text:p>
        </text:list-item>
        <text:list-item>
          <text:p text:style-name="P6">MediaWiki markup:</text:p>
          <text:p text:style-name="P57">pandoc -s -S -t mediawiki --toc README -o example22.wiki</text:p>
        </text:list-item>
        <text:list-item>
          <text:p text:style-name="P6">EPUB ebook:</text:p>
          <text:p text:style-name="P58">pandoc -S README -o README.epub</text:p>
        </text:list-item>
        <text:list-item>
          <text:p text:style-name="P6">Markdown citations:</text:p>
          <text:p text:style-name="P59">pandoc -s -S --bibliography biblio.bib --filter pandoc-citeproc CITATIONS -o example24a.html</text:p>
          <text:p text:style-name="P60"/>
          <text:p text:style-name="P61">pandoc -s -S --bibliography biblio.json --filter pandoc-citeproc --csl chicago-fullnote-bibliography.csl CITATIONS -o example24b.html</text:p>
          <text:p text:style-name="P62"/>
          <text:p text:style-name="P63">pandoc -s -S --bibliography biblio.yaml --filter pandoc-citeproc --csl ieee.csl CITATIONS -t man -o example24c.1</text:p>
        </text:list-item>
        <text:list-item>
          <text:p text:style-name="P6">Textile writer:</text:p>
          <text:p text:style-name="P64">pandoc -s -S README -t textile -o example25.textile</text:p>
        </text:list-item>
        <text:list-item>
          <text:p text:style-name="P6">Textile reader:</text:p>
          <text:p text:style-name="P65">pandoc -s -S example25.textile -f textile -t html -o example26.html</text:p>
        </text:list-item>
        <text:list-item>
          <text:p text:style-name="P6">Org-mode:</text:p>
          <text:p text:style-name="P66">pandoc -s -S README -o example27.org</text:p>
        </text:list-item>
        <text:list-item>
          <text:p text:style-name="P6">AsciiDoc:</text:p>
          <text:p text:style-name="P67">pandoc -s -S README -t asciidoc -o example28.txt</text:p>
        </text:list-item>
        <text:list-item>
          <text:p text:style-name="P6">Word docx:</text:p>
          <text:p text:style-name="P68">pandoc -s -S README -o example29.docx</text:p>
        </text:list-item>
        <text:list-item>
          <text:p text:style-name="P6">LaTeX math to docx:</text:p>
          <text:p text:style-name="P69">pandoc -s math.tex -o example30.docx</text:p>
        </text:list-item>
        <text:list-item>
          <text:p text:style-name="P6">DocBook to markdown:</text:p>
          <text:p text:style-name="P70">pandoc -f docbook -t markdown -s howto.xml -o example31.text</text:p>
        </text:list-item>
        <text:list-item>
          <text:p text:style-name="P6">MediaWiki to html5:</text:p>
          <text:p text:style-name="P71">pandoc -f mediawiki -t html5 -s haskell.wiki -o example32.html</text:p>
        </text:list-item>
        <text:list-item>
          <text:p text:style-name="P6">Custom writer:</text:p>
          <text:p text:style-name="P72">pandoc -t sample.lua example33.text -o example33.html</text:p>
        </text:list-item>
        <text:list-item>
          <text:p text:style-name="P6">Docx with a reference docx:</text:p>
          <text:p text:style-name="P73">pandoc -S --reference-docx twocolumns.docx -o UsersGuide.docx README</text:p>
        </text:list-item>
        <text:list-item>
          <text:p text:style-name="P6">Docx to markdown, including math:</text:p>
          <text:p text:style-name="P74">pandoc -s example30.docx -t markdown -o example35.md</text:p>
        </text:list-item>
        <text:list-item>
          <text:p text:style-name="P6">EPUB to plain text:</text:p>
          <text:p text:style-name="P75">pandoc README.epub -t plain -o example36.te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Fett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20%" fo:text-align="justify" style:justify-single-word="false"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" fo:font-family="'Times New Roman'" style:font-style-name="Fett" style:font-family-generic="roman" style:font-pitch="variable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1" fo:font-family="'Times New Roman'" style:font-style-name="Standard" style:font-family-generic="roma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snap-to-layout-grid="false">
        <style:tab-stops/>
      </style:paragraph-properties>
      <style:text-properties style:font-name="Times New Roman" fo:font-family="'Times New Roman'" style:font-style-name="Fett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Fett" style:font-family-generic="roman" style:font-pitch="variable" fo:font-size="11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" fo:font-family="'Times New Roman'" style:font-style-name="Fett" style:font-family-generic="roman" style:font-pitch="variable" fo:font-size="101%" fo:font-weight="bold" style:font-size-asian="101%" style:font-weight-asian="bold" style:font-size-complex="101%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Times New Roman" fo:font-family="'Times New Roman'" style:font-style-name="Fett" style:font-family-generic="roman" style:font-pitch="variable" fo:font-size="85%" fo:font-weight="bold" style:font-size-asian="85%" style:font-weight-asian="bold" style:font-size-complex="85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Times New Roman1" fo:font-family="'Times New Roman'" style:font-style-name="Standard" style:font-family-generic="roman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ndoc - Demos</dc:title>
  </office:meta>
</office:document-meta>
</file>